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ensity</text:p>
          </table:table-cell>
          <table:table-cell office:value-type="string">
            <text:p>deltat</text:p>
          </table:table-cell>
          <table:table-cell office:value-type="string">
            <text:p>ve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+1/[.B2]" office:value-type="float" office:value="0.0526315789473684">
            <text:p>0.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+1/[.B3]" office:value-type="float" office:value="0.037037037037037">
            <text:p>0.04</text:p>
          </table:table-cell>
          <table:table-cell/>
          <table:table-cell>
            <draw:frame table:end-cell-address="Sheet1.H19" table:end-x="1.212cm" table:end-y="0.027cm" draw:z-index="0" draw:style-name="gr1" svg:width="7.986cm" svg:height="6.986cm" svg:x="0cm" svg:y="0.239cm">
              <draw:object draw:notify-on-update-of-ranges="Sheet1.B9:Sheet1.B9 Sheet1.B10:Sheet1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+1/[.B4]" office:value-type="float" office:value="0.032258064516129">
            <text:p>0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formula="of:=+1/[.B5]" office:value-type="float" office:value="0.027027027027027">
            <text:p>0.0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formula="of:=+1/[.B6]" office:value-type="float" office:value="0.0238095238095238">
            <text:p>0.02</text:p>
          </table:table-cell>
          <table:table-cell table:number-columns-repeated="2"/>
          <table:table-cell>
            <draw:frame table:end-cell-address="Sheet1.L28" table:end-x="0.854cm" table:end-y="0.106cm" draw:z-index="1" draw:style-name="gr1" svg:width="12.557cm" svg:height="9.711cm" svg:x="1.846cm" svg:y="0.292cm">
              <draw:object draw:notify-on-update-of-ranges="Sheet1.A17:Sheet1.A17 Sheet1.B18:Sheet1.B22 Sheet1.B17:Sheet1.B17 Sheet1.B18:Sheet1.B22 Sheet1.A18:Sheet1.A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density</text:p>
          </table:table-cell>
          <table:table-cell office:value-type="string">
            <text:p>ve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26315789473684">
            <text:p>0.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7037037037037">
            <text:p>0.0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2258064516129">
            <text:p>0.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7027027027027">
            <text:p>0.0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38095238095238">
            <text:p>0.0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1/sqrt(density)</text:p>
          </table:table-cell>
          <table:table-cell office:value-type="string">
            <text:p>vel</text:p>
          </table:table-cell>
          <table:table-cell table:number-columns-repeated="4"/>
        </table:table-row>
        <table:table-row table:style-name="ro1">
          <table:table-cell table:formula="of:=+1/SQRT([.A10])" office:value-type="float" office:value="1">
            <text:p>1</text:p>
          </table:table-cell>
          <table:table-cell office:value-type="float" office:value="0.0526315789473684">
            <text:p>0.05</text:p>
          </table:table-cell>
          <table:table-cell table:number-columns-repeated="4"/>
        </table:table-row>
        <table:table-row table:style-name="ro1">
          <table:table-cell table:formula="of:=+1/SQRT([.A11])" office:value-type="float" office:value="0.707106781186547">
            <text:p>0.71</text:p>
          </table:table-cell>
          <table:table-cell office:value-type="float" office:value="0.037037037037037">
            <text:p>0.04</text:p>
          </table:table-cell>
          <table:table-cell table:number-columns-repeated="4"/>
        </table:table-row>
        <table:table-row table:style-name="ro1">
          <table:table-cell table:formula="of:=+1/SQRT([.A12])" office:value-type="float" office:value="0.577350269189626">
            <text:p>0.58</text:p>
          </table:table-cell>
          <table:table-cell office:value-type="float" office:value="0.032258064516129">
            <text:p>0.03</text:p>
          </table:table-cell>
          <table:table-cell table:number-columns-repeated="4"/>
        </table:table-row>
        <table:table-row table:style-name="ro1">
          <table:table-cell table:formula="of:=+1/SQRT([.A13])" office:value-type="float" office:value="0.5">
            <text:p>0.5</text:p>
          </table:table-cell>
          <table:table-cell office:value-type="float" office:value="0.027027027027027">
            <text:p>0.03</text:p>
          </table:table-cell>
          <table:table-cell table:number-columns-repeated="4"/>
        </table:table-row>
        <table:table-row table:style-name="ro1">
          <table:table-cell table:formula="of:=+1/SQRT([.A14])" office:value-type="float" office:value="0.447213595499958">
            <text:p>0.45</text:p>
          </table:table-cell>
          <table:table-cell office:value-type="float" office:value="0.0238095238095238">
            <text:p>0.0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/01/2010</text:date>, <text:time>21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Griffiths</meta:initial-creator>
    <meta:creation-date>2010-01-15T20:57:00</meta:creation-date>
    <dc:date>2010-01-15T21:27:52</dc:date>
    <dc:creator>Michael Griffiths</dc:creator>
    <meta:editing-duration>PT00H15M32S</meta:editing-duration>
    <meta:editing-cycles>1</meta:editing-cycles>
    <meta:document-statistic meta:table-count="3" meta:cell-count="42" meta:object-count="2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87cm" chart:class="chart:line" chart:style-name="ch1">
        <chart:title svg:x="1.043cm" svg:y="0.14cm" chart:style-name="ch2">
          <text:p>Alfven Wave Speed v Density</text:p>
        </chart:title>
        <chart:legend chart:legend-position="end" svg:x="6.808cm" svg:y="3.211cm" chart:style-name="ch3"/>
        <chart:plot-area chart:style-name="ch4" table:cell-range-address="Sheet1.B9:Sheet1.B14" chart:data-source-has-labels="row" svg:x="0.117cm" svg:y="0.782cm" svg:width="6.533cm" svg:height="5.989cm">
          <chart:axis chart:dimension="x" chart:name="primary-x" chart:style-name="ch5">
            <chart:title svg:x="3.126cm" svg:y="6.338cm" chart:style-name="ch6">
              <text:p>Density</text:p>
            </chart:title>
          </chart:axis>
          <chart:axis chart:dimension="y" chart:name="primary-y" chart:style-name="ch5">
            <chart:title svg:x="0.16cm" svg:y="3.967cm" chart:style-name="ch7">
              <text:p>Speed</text:p>
            </chart:title>
            <chart:grid chart:style-name="ch8" chart:class="major"/>
          </chart:axis>
          <chart:series chart:style-name="ch9" chart:values-cell-range-address="Sheet1.B10:Sheet1.B14" chart:label-cell-address="Sheet1.B9:Sheet1.B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9:Sheet1.B9">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6315789473684">
                <text:p text:id="Sheet1.B10:Sheet1.B14">0.05263157894736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8095238095238">
                <text:p>0.0238095238095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558cm" svg:height="9.712cm" chart:class="chart:scatter" chart:column-mapping="0" chart:style-name="ch1">
        <chart:title svg:x="0.961cm" svg:y="0.195cm" chart:style-name="ch2">
          <text:p>Alfven Speed Versus reciprocal(sqrt(plasma density))</text:p>
        </chart:title>
        <chart:legend chart:legend-position="end" svg:x="11.287cm" svg:y="4.574cm" chart:style-name="ch3"/>
        <chart:plot-area chart:style-name="ch4" table:cell-range-address="Sheet1.A17:Sheet1.B22" chart:data-source-has-labels="both" svg:x="0.301cm" svg:y="0.892cm" svg:width="10.736cm" svg:height="8.439cm">
          <chart:axis chart:dimension="x" chart:name="primary-x" chart:style-name="ch5">
            <chart:title svg:x="4.367cm" svg:y="8.953cm" chart:style-name="ch6">
              <text:p>1/sqrt(plasma density)</text:p>
            </chart:title>
            <chart:categories table:cell-range-address="Sheet1.B18:Sheet1.B22"/>
          </chart:axis>
          <chart:axis chart:dimension="y" chart:name="primary-y" chart:style-name="ch5">
            <chart:title svg:x="0.252cm" svg:y="5.394cm" chart:style-name="ch7">
              <text:p>Velocity</text:p>
            </chart:title>
            <chart:grid chart:style-name="ch8" chart:class="major"/>
          </chart:axis>
          <chart:series chart:style-name="ch9" chart:values-cell-range-address="Sheet1.B18:Sheet1.B22" chart:label-cell-address="Sheet1.B17:Sheet1.B17" chart:class="chart:scatter">
            <chart:domain table:cell-range-address="Sheet1.A18:Sheet1.A2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7:Sheet1.B17">vel</text:p>
              </table:table-cell>
            </table:table-row>
          </table:table-header-rows>
          <table:table-rows>
            <table:table-row>
              <table:table-cell office:value-type="string">
                <text:p text:id="Sheet1.B18:Sheet1.B22">0.05</text:p>
              </table:table-cell>
              <table:table-cell office:value-type="float" office:value="1">
                <text:p text:id="Sheet1.A18:Sheet1.A22">1</text:p>
              </table:table-cell>
              <table:table-cell office:value-type="float" office:value="0.0526315789473684">
                <text:p text:id="Sheet1.B18:Sheet1.B22">0.052631578947368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0.5">
                <text:p>0.5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0238095238095238">
                <text:p>0.0238095238095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